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margin-top="0cm" fo:margin-bottom="0.21cm" loext:contextual-spacing="false"/>
      <style:text-properties officeooo:rsid="000da9b0" officeooo:paragraph-rsid="000da9b0"/>
    </style:style>
    <style:style style:name="P2" style:family="paragraph" style:parent-style-name="Text_20_body">
      <style:text-properties officeooo:rsid="000c7cf7" officeooo:paragraph-rsid="000c7cf7"/>
    </style:style>
    <style:style style:name="P3" style:family="paragraph" style:parent-style-name="Heading">
      <style:paragraph-properties fo:margin-top="0cm" fo:margin-bottom="0.18cm" loext:contextual-spacing="false"/>
      <style:text-properties officeooo:rsid="000da9b0"/>
    </style:style>
    <style:style style:name="P4" style:family="paragraph" style:parent-style-name="Heading_20_3">
      <style:text-properties officeooo:rsid="001325fd" officeooo:paragraph-rsid="001325fd"/>
    </style:style>
    <style:style style:name="P5" style:family="paragraph" style:parent-style-name="Heading_20_3">
      <style:text-properties officeooo:rsid="0017d4cc" officeooo:paragraph-rsid="0017d4cc"/>
    </style:style>
    <style:style style:name="P6" style:family="paragraph" style:parent-style-name="Heading_20_1">
      <style:text-properties officeooo:rsid="000badf1" officeooo:paragraph-rsid="000badf1"/>
    </style:style>
    <style:style style:name="P7" style:family="paragraph" style:parent-style-name="Heading">
      <style:paragraph-properties fo:margin-top="0cm" fo:margin-bottom="0.21cm" loext:contextual-spacing="false"/>
    </style:style>
    <style:style style:name="P8" style:family="paragraph" style:parent-style-name="Heading">
      <style:paragraph-properties fo:margin-top="0cm" fo:margin-bottom="0.21cm" loext:contextual-spacing="false"/>
      <style:text-properties officeooo:rsid="00190adc" officeooo:paragraph-rsid="00190adc"/>
    </style:style>
    <style:style style:name="P9" style:family="paragraph" style:parent-style-name="Heading">
      <style:paragraph-properties fo:margin-top="0cm" fo:margin-bottom="0.21cm" loext:contextual-spacing="false"/>
      <style:text-properties officeooo:rsid="001bb51a" officeooo:paragraph-rsid="001bb51a"/>
    </style:style>
    <style:style style:name="P10" style:family="paragraph" style:parent-style-name="Heading_20_2">
      <style:text-properties officeooo:rsid="000c7cf7" officeooo:paragraph-rsid="000c7cf7"/>
    </style:style>
    <style:style style:name="P11" style:family="paragraph" style:parent-style-name="Heading_20_2">
      <style:text-properties officeooo:rsid="0017d4cc" officeooo:paragraph-rsid="0017d4cc"/>
    </style:style>
    <style:style style:name="P12" style:family="paragraph" style:parent-style-name="Text_20_body">
      <style:text-properties fo:font-size="11pt" officeooo:rsid="000da9b0" officeooo:paragraph-rsid="000da9b0" style:font-size-asian="11pt" style:font-size-complex="11pt"/>
    </style:style>
    <style:style style:name="P13" style:family="paragraph" style:parent-style-name="Text_20_body">
      <style:text-properties fo:font-size="11pt" officeooo:rsid="000d6b7a" officeooo:paragraph-rsid="000d6b7a" style:font-size-asian="11pt" style:font-size-complex="11pt"/>
    </style:style>
    <style:style style:name="P14" style:family="paragraph" style:parent-style-name="Text_20_body">
      <style:text-properties fo:font-size="11pt" officeooo:rsid="0017d4cc" officeooo:paragraph-rsid="0017d4cc" style:font-size-asian="11pt" style:font-size-complex="11pt"/>
    </style:style>
    <style:style style:name="P15" style:family="paragraph" style:parent-style-name="Text_20_body">
      <style:text-properties fo:font-size="11pt" officeooo:rsid="00190adc" officeooo:paragraph-rsid="00190adc" style:font-size-asian="11pt" style:font-size-complex="11pt"/>
    </style:style>
    <style:style style:name="P16" style:family="paragraph" style:parent-style-name="Text_20_body">
      <style:text-properties fo:font-size="11pt" officeooo:rsid="001a7149" officeooo:paragraph-rsid="001a7149" style:font-size-asian="11pt" style:font-size-complex="11pt"/>
    </style:style>
    <style:style style:name="P17" style:family="paragraph" style:parent-style-name="Text_20_body">
      <style:text-properties fo:font-size="11pt" officeooo:rsid="000badf1" officeooo:paragraph-rsid="000badf1" style:font-size-asian="11pt" style:font-size-complex="11pt"/>
    </style:style>
    <style:style style:name="P18" style:family="paragraph" style:parent-style-name="Text_20_body">
      <style:text-properties officeooo:rsid="000c7cf7" officeooo:paragraph-rsid="0017d4cc"/>
    </style:style>
    <style:style style:name="P19" style:family="paragraph" style:parent-style-name="Text_20_body">
      <style:paragraph-properties fo:margin-top="0cm" fo:margin-bottom="0.21cm" loext:contextual-spacing="false"/>
      <style:text-properties fo:font-size="11pt" officeooo:rsid="001bb51a" officeooo:paragraph-rsid="001bb51a" style:font-size-asian="11pt" style:font-size-complex="11pt"/>
    </style:style>
    <style:style style:name="P20" style:family="paragraph" style:parent-style-name="Text_20_body">
      <style:paragraph-properties fo:margin-top="0cm" fo:margin-bottom="0.21cm" loext:contextual-spacing="false"/>
      <style:text-properties fo:font-size="11pt" officeooo:rsid="001d210e" officeooo:paragraph-rsid="001d210e" style:font-size-asian="11pt" style:font-size-complex="11pt"/>
    </style:style>
    <style:style style:name="T1" style:family="text">
      <style:text-properties officeooo:rsid="000badf1"/>
    </style:style>
    <style:style style:name="T2" style:family="text">
      <style:text-properties officeooo:rsid="000da9b0"/>
    </style:style>
    <style:style style:name="T3" style:family="text">
      <style:text-properties style:font-name="Liberation Sans" fo:font-size="14pt" style:font-name-asian="Microsoft YaHei" style:font-size-asian="14pt" style:font-name-complex="Mangal" style:font-size-complex="14pt"/>
    </style:style>
    <style:style style:name="T4" style:family="text">
      <style:text-properties officeooo:rsid="000e1959"/>
    </style:style>
    <style:style style:name="T5" style:family="text">
      <style:text-properties officeooo:rsid="000f9feb"/>
    </style:style>
    <style:style style:name="T6" style:family="text">
      <style:text-properties officeooo:rsid="00155291"/>
    </style:style>
    <style:style style:name="T7" style:family="text">
      <style:text-properties officeooo:rsid="0015e661"/>
    </style:style>
    <style:style style:name="T8" style:family="text">
      <style:text-properties officeooo:rsid="0017d4cc"/>
    </style:style>
    <style:style style:name="T9" style:family="text">
      <style:text-properties officeooo:rsid="00190adc"/>
    </style:style>
    <style:style style:name="T10" style:family="text">
      <style:text-properties officeooo:rsid="001a7149"/>
    </style:style>
    <style:style style:name="T11" style:family="text">
      <style:text-properties officeooo:rsid="001bb51a"/>
    </style:style>
    <style:style style:name="T12" style:family="text">
      <style:text-properties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gt; </text:span>Treatment <text:span text:style-name="T1">&lt;</text:span></text:p>
      <text:h text:style-name="P6" text:outline-level="1">Analyse bestehender Produktvideos</text:h>
      <text:p text:style-name="P17">Anfangs werden wir uns als Team 2 verschiedene Imagefilme zu 2 verschiedenen vergleichbaren Produkten ansehen und diese analysieren.</text:p>
      <text:h text:style-name="P10" text:outline-level="2">Saarland Image-Kampagne</text:h>
      <text:p text:style-name="P2">Quelle: <text:a xlink:type="simple" xlink:href="http://www.aspekteins.com/portfolio-item/obama-viralclip-fuer-die-saarland-imagekampagne/" text:style-name="Internet_20_link" text:visited-style-name="Visited_20_Internet_20_Link">http://www.aspekteins.com/portfolio-item/obama-viralclip-fuer-die-saarland-imagekampagne/</text:a></text:p>
      <text:h text:style-name="P4" text:outline-level="3">Allgemeines</text:h>
      <text:p text:style-name="P13">Der Film trägt den Titel „Datensicherheit im Saarland – yes we can“. Er soll die Region Saarland in Deutschland sowie die Firma CISPA (Center for IT-Security, Privacy and Accountability), welche ihren Standort in dieser Region hat, bewerben. <text:span text:style-name="T2">Der Film dauert insgesamt 41 Sekunden.</text:span></text:p>
      <text:h text:style-name="P4" text:outline-level="3">Charakteristika</text:h>
      <text:p text:style-name="P12">Der Film kann inhaltlich in 2 verschiedene Teile unterteilt werden: In dem einen Teil geht es um allgemeine Fragen der Datensicherheit bzw. „Unsicherheit“, im zweiten Teil werden die zu bewerbenden Dinge genannt und als Text eingeblendet.</text:p>
      <text:p text:style-name="P3">1. Teil:</text:p>
      <text:p text:style-name="P12">Der erste Teil besteht aus Variationen <text:span text:style-name="T6">sehr ähnlicher</text:span> Szene: im Vordergrund ein junger Erwachsener (vermutlich Student), im Hintergrund eine Stadt, unscharf. Der Student stellt eine sicherheitstechnische Frage wie z.B. „Herr Präsident, können sie uns wirklich komplett überwachen?“, anschließend ein Jump-Cut. Die folgende Szene ist ein Ausschnitt aus einer Rede Obamas, „Yes, we can“. Danach wieder ein Jump-Cut und der nächste Student stellt ebenfalls eine sicherheitstechnische Frage, Obama „antwortet“ scheinbar wieder, die Rede kommt mit jedem Schnitt näher an <text:span text:style-name="T7">ihren</text:span> Höhepunkt (stärkere Betonung). Im Hintergrund spielt die Musik, wie man sie sich als Hintergrundmusik einer bedeutenden Rede vorstellen kann. Nach viermaliger Wiederholung dieses Musters bricht ein Student den Ablauf: er fragt, ob diese Überwachung auch mit der Sicherheitstechnologie der Universität Saarland möglich sei. Die Musik stoppt, ein Schnitt wie der Riss eines Filmes, ein Scratch. Als „Antwort“ nun wieder ein Teil aus Obamas Rede, diesmal lautet sie jedoch „no, no, no“. <text:span text:style-name="T5">Jede dieser Szene (Ausschnitte aus Obamas Rede, sowie Frage des Studenten) dauern je etwa 3-4 Sekunden.</text:span> So endet der erste Teil, ebenfalls wieder mit einem Jump-Cut.</text:p>
      <text:p text:style-name="P1">2. <text:span text:style-name="T3">Teil</text:span>:</text:p>
      <text:p text:style-name="P12">Nun wird <text:span text:style-name="T4">ein Werbespruch („Kommen Sie auf die sichere Seite des Atlantiks“) in Anlehnung an den amerikanischen Präsidenten Obama, welcher die Bürger überwache, sowie die Lage der Region Saarland. Die Musik ändert sich, nun ist es eine schnelle Rock-Musik. Im Hintergrund fliegt die Kamera über den Ozean, nächster Schnitt, nächster Textabschnitt „Ins Saarland“. Nun kommen noch zwei weitere Texteinblendungen, zuerst, immer noch mit dem Ozean im Hintergrund, die Werbung der IT-Security Firma, dann wieder ein Schnitt, mit diesem klingt die Musik aus, der Hintergrund ist jetzt weiß. Das Logo des Saarlands und darunter der Spruch „Großes entsteht immer im Kleinen“ scheinen auf.</text:span></text:p>
      <text:h text:style-name="P11" text:outline-level="2"><text:soft-page-break/>Smartwatch „LG G Watch R“ Produktvideo </text:h>
      <text:p text:style-name="P18">Quelle: <text:span text:style-name="T8">http://winfuture.de/videos/Hardware/Produktvideo-zur-Smartwatch-LG-G-Watch-R-12852.html</text:span></text:p>
      <text:h text:style-name="Heading_20_3" text:outline-level="3">Allgemeines</text:h>
      <text:p text:style-name="P14">Der Werbefilm soll bewirbt eine Smartwatch des Herstellers LG. <text:s/>Das Video dauert insgesamt 1 Minute und 55 Sekunden. Er wurde im Rahmen der IFA (Messe für Consumer Electronics und Home Appliances) veröffentlich und zeigt die wichtigsten Merkmale und Funktionen des Produktes. </text:p>
      <text:h text:style-name="P5" text:outline-level="3">Charakteristika</text:h>
      <text:p text:style-name="P14">Dieser Film ist in 3 Teile gegliedert: Intro, <text:span text:style-name="T9">hier werden auch die ersten zwei Funktionen genannt</text:span>, Hauptteil, indem die verschiedenen Funktionen genannt werden und Schluss, <text:span text:style-name="T9">in welchem noch einmal die das Produkt und das Logo der Firma eingeblendet werden.</text:span></text:p>
      <text:p text:style-name="P8">1. Intro</text:p>
      <text:p text:style-name="P15">Das Intro besteht aus zwei Teilen, die fließend ineinander übergehen. Zuerst wird ein Spruch „The Perfect Circle“ eingeblendet. Dann folgt ein Kreis um diese Schrift, die Schrift verschwindet anschließend. Sehr schnell hintereinander werden nun verschiedene Uhrendisplays eingeblendet. Die Musik währenddessen ist elektronisch, jedoch sind es im Prinzip nur einige Geräusche. Nach dieser Sequenz, welche insgesamt etwa 7 Sekunden dauert, beginnt die eigentliche Musik, es ist eine Mischung zwischen Klassik und Dubstep. Das Produkt selbst wird angezeigt, das erste Beschreibung „Timeless Timepiece“ wird links oben eingeblendet, während das Produkt im Vordergrund steht. Die nächste Szene funktioniert genauso, links oben die Schrift, das Produkt auf der restlichen Fläche. Die Kamera bewegt sich scheinbar um das Produkt oder das Produkt dreht sich. Zum Ende des Intros bewegt sich die Uhr so, dass sie <text:span text:style-name="T10">mit dem Ziffernblatt direkt in die Kamera schaut.</text:span></text:p>
      <text:p text:style-name="P7">2. Hauptteil</text:p>
      <text:p text:style-name="P16">Die Uhr bleibt, der Rest des Bildes verändert sich, die Uhr befindet sich am einem Handgelenk eines Menschen der gerade an einer scheinbar sehr wichtigen Besprechung teilnimmt. Alles ist animiert bzw. 3D-modelliert, die Menschen und die Umgebung ist nicht realistisch, aber minimalistisch dargestellt. <text:span text:style-name="T11">Die Musik wird sehr ruhig. Man sieht, dass es bei der Besprechung um die Cover-Story eines Magazins geht, daraus ist zu schließen, dass es um eine Presseagentur geht. Man sieht ebenfalls, dass das Ziel ein Foto von einem Hirsch und die Deadline um 17:00 ist. Der Protagonist wird angerufen. Die Musik wird noch ruhiger. Man sieht, wie er den Anruf von seiner Uhr aus mit einer Nachricht beantwortet, die erste vorgestellte Funktion. Nun wird die Musik wieder schneller und stärker, der Protagonist geht zu seinem Auto, die Navigations-Funktion wird vorgestellt. Es beginnt zu regnen, der Protagonist beginnt zu laufen, er kämpft sich durch das Terrain. Laufend werden neue Funktionen wie Wasserresistenz vorgestellt (eine Texteinblendung und Zoom auf die Uhr, man kann sehen wie die animierten Tropfen am Glas abprallen, bei manchen Funktionen auch Slow-Motion-Effekte). </text:span></text:p>
      <text:p text:style-name="P9">3. Schluss</text:p>
      <text:p text:style-name="P19">Zum Schluss befindet sich der Protagonist auf einem Berg und macht das Foto des Hirschs. Anschließend wird noch eine Funktion (Spracherkennung und Nachrichten schreiben) vorgestellt, der Protagonist spricht in seine Uhr; „got it“. Die Musik klingt aus, das Produkt wird wieder wie anfangs in gesamten Bild eingeblendet, das Ziffernblatt ändert sich, während die Uhr langsam rotiert. Der Leitspruch und das Logo des Herstellers werden nun nochmals neben dem Produkt eingeblendet. </text:p>
      <text:p text:style-name="P20"><text:soft-page-break/>TODO: <text:tab/>Struktur: <text:tab/>schöne Titelseite, Inhaltsverzeichnis, Drehbuch und Treatment in selbem <text:tab/><text:tab/><text:tab/><text:tab/>Dokument?<text:line-break/><text:tab/><text:tab/>Inhalt: <text:tab/>Eigentlicher Inhalt unseres Filmes wie bei der Abgabe zum Expose (da steht das <text:tab/><text:tab/><text:tab/>mit dem Treatment dabei) beschrieben, Film soll in Komplexe, dann in Sequenzen <text:tab/><text:tab/><text:tab/>und noch in die kleinste Einheit Einstellungen untertei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21:38:37.391000000</meta:creation-date>
    <dc:date>2015-04-22T20:34:17.240000000</dc:date>
    <meta:editing-duration>PT46M53S</meta:editing-duration>
    <meta:editing-cycles>14</meta:editing-cycles>
    <meta:generator>LibreOffice/4.3.6.2$Windows_x86 LibreOffice_project/d50a87b2e514536ed401c18000dad4660b6a169e</meta:generator>
    <meta:document-statistic meta:table-count="0" meta:image-count="0" meta:object-count="0" meta:page-count="3" meta:paragraph-count="26" meta:word-count="920" meta:character-count="6434" meta:non-whitespace-character-count="5522"/>
  </office:meta>
</office:document-meta>
</file>